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c(F. Oper)</text:p>
          </table:table-cell>
          <table:table-cell table:style-name="ce1" office:value-type="string" calcext:value-type="string">
            <text:p>G. Transm(3)(dBm)</text:p>
          </table:table-cell>
          <table:table-cell table:style-name="ce1" office:value-type="string" calcext:value-type="string">
            <text:p>G. Transm(9)(dBm)</text:p>
          </table:table-cell>
          <table:table-cell table:style-name="ce1" office:value-type="string" calcext:value-type="string">
            <text:p>G. Transm(15)(dBm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6.38" calcext:value-type="float">
            <text:p>-46,38</text:p>
          </table:table-cell>
          <table:table-cell office:value-type="float" office:value="-40.49" calcext:value-type="float">
            <text:p>-40,49</text:p>
          </table:table-cell>
          <table:table-cell office:value-type="float" office:value="-34.75" calcext:value-type="float">
            <text:p>-34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6.05" calcext:value-type="float">
            <text:p>-46,05</text:p>
          </table:table-cell>
          <table:table-cell office:value-type="float" office:value="-40.17" calcext:value-type="float">
            <text:p>-40,17</text:p>
          </table:table-cell>
          <table:table-cell office:value-type="float" office:value="-34.42" calcext:value-type="float">
            <text:p>-34,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4.68" calcext:value-type="float">
            <text:p>-44,68</text:p>
          </table:table-cell>
          <table:table-cell office:value-type="float" office:value="-38.82" calcext:value-type="float">
            <text:p>-38,82</text:p>
          </table:table-cell>
          <table:table-cell office:value-type="float" office:value="-33.1" calcext:value-type="float">
            <text:p>-33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2.56" calcext:value-type="float">
            <text:p>-42,56</text:p>
          </table:table-cell>
          <table:table-cell office:value-type="float" office:value="-36.78" calcext:value-type="float">
            <text:p>-36,7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0.51" calcext:value-type="float">
            <text:p>-40,51</text:p>
          </table:table-cell>
          <table:table-cell office:value-type="float" office:value="-34.7" calcext:value-type="float">
            <text:p>-34,7</text:p>
          </table:table-cell>
          <table:table-cell office:value-type="float" office:value="-28.92" calcext:value-type="float">
            <text:p>-28,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9.85" calcext:value-type="float">
            <text:p>-39,85</text:p>
          </table:table-cell>
          <table:table-cell office:value-type="float" office:value="-33.99" calcext:value-type="float">
            <text:p>-33,99</text:p>
          </table:table-cell>
          <table:table-cell office:value-type="float" office:value="-28.22" calcext:value-type="float">
            <text:p>-28,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5.7" calcext:value-type="float">
            <text:p>-35,7</text:p>
          </table:table-cell>
          <table:table-cell office:value-type="float" office:value="-29.85" calcext:value-type="float">
            <text:p>-29,85</text:p>
          </table:table-cell>
          <table:table-cell office:value-type="float" office:value="-24.17" calcext:value-type="float">
            <text:p>-24,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0.35" calcext:value-type="float">
            <text:p>-30,35</text:p>
          </table:table-cell>
          <table:table-cell office:value-type="float" office:value="-24.25" calcext:value-type="float">
            <text:p>-24,25</text:p>
          </table:table-cell>
          <table:table-cell office:value-type="float" office:value="-18.37" calcext:value-type="float">
            <text:p>-18,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8.89" calcext:value-type="float">
            <text:p>-28,89</text:p>
          </table:table-cell>
          <table:table-cell office:value-type="float" office:value="-22.81" calcext:value-type="float">
            <text:p>-22,81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0.17" calcext:value-type="float">
            <text:p>-30,17</text:p>
          </table:table-cell>
          <table:table-cell office:value-type="float" office:value="-24.1" calcext:value-type="float">
            <text:p>-24,1</text:p>
          </table:table-cell>
          <table:table-cell office:value-type="float" office:value="-18.3" calcext:value-type="float">
            <text:p>-18,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29.71" calcext:value-type="float">
            <text:p>-29,71</text:p>
          </table:table-cell>
          <table:table-cell office:value-type="float" office:value="-23.54" calcext:value-type="float">
            <text:p>-23,54</text:p>
          </table:table-cell>
          <table:table-cell office:value-type="float" office:value="-17.7" calcext:value-type="float">
            <text:p>-17,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27.59" calcext:value-type="float">
            <text:p>-27,59</text:p>
          </table:table-cell>
          <table:table-cell office:value-type="float" office:value="-21.66" calcext:value-type="float">
            <text:p>-21,66</text:p>
          </table:table-cell>
          <table:table-cell office:value-type="float" office:value="-15.7" calcext:value-type="float">
            <text:p>-15,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27.11" calcext:value-type="float">
            <text:p>-27,11</text:p>
          </table:table-cell>
          <table:table-cell office:value-type="float" office:value="-21.1" calcext:value-type="float">
            <text:p>-21,1</text:p>
          </table:table-cell>
          <table:table-cell office:value-type="float" office:value="-15.14" calcext:value-type="float">
            <text:p>-15,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26.85" calcext:value-type="float">
            <text:p>-26,85</text:p>
          </table:table-cell>
          <table:table-cell office:value-type="float" office:value="-20.84" calcext:value-type="float">
            <text:p>-20,84</text:p>
          </table:table-cell>
          <table:table-cell office:value-type="float" office:value="-14.87" calcext:value-type="float">
            <text:p>-14,8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29.04" calcext:value-type="float">
            <text:p>-29,04</text:p>
          </table:table-cell>
          <table:table-cell office:value-type="float" office:value="-22.97" calcext:value-type="float">
            <text:p>-22,97</text:p>
          </table:table-cell>
          <table:table-cell office:value-type="float" office:value="-17" calcext:value-type="float">
            <text:p>-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7T10:33:22.359863111</meta:creation-date>
    <dc:date>2023-04-17T11:25:10.959839519</dc:date>
    <meta:editing-duration>PT29M18S</meta:editing-duration>
    <meta:editing-cycles>1</meta:editing-cycles>
    <meta:document-statistic meta:table-count="1" meta:cell-count="64" meta:object-count="0"/>
    <meta:generator>LibreOffice/6.4.7.2$Linux_X86_64 LibreOffice_project/40$Build-2</meta:generator>
  </office:meta>
</office:document-meta>
</file>